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063" officeooo:paragraph-rsid="0013f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Tarjeta valida;</text:p>
      <text:p text:style-name="P1">###indico al usuario que debe ingresar su numero de tarjeta;</text:p>
      <text:p text:style-name="P1">### el numero no debe tener espacios vacios</text:p>
      <text:p text:style-name="P1">###Valido que el usuario me ingrese un numero; </text:p>
      <text:p text:style-name="P1">### Si no vuelvo a preguntar hasta que me de el numero valido;</text:p>
      <text:p text:style-name="P1">### si la funcion se cumple envie un mensaje que diga tarjeta valida;</text:p>
      <text:p text:style-name="P1">### si no vuelvo a preguntar usuario que me de un numero valido;</text:p>
      <text:p text:style-name="P1">### termina mi programa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22:02.994666346</meta:creation-date>
    <dc:date>2017-10-05T10:28:32.105011352</dc:date>
    <meta:editing-duration>PT6M29S</meta:editing-duration>
    <meta:editing-cycles>1</meta:editing-cycles>
    <meta:document-statistic meta:table-count="0" meta:image-count="0" meta:object-count="0" meta:page-count="1" meta:paragraph-count="8" meta:word-count="71" meta:character-count="386" meta:non-whitespace-character-count="322"/>
    <meta:generator>LibreOffice/5.2.2.2$Linux_X86_64 LibreOffice_project/20m0$Build-2</meta:generator>
  </office:meta>
</office:document-meta>
</file>